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For.process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aitFor.setMaxWaitUnit(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aitFor.setMaxWait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WaitFor( String tas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Wait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itFor.proces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setTimeoutProperty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getMulti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aitFor.calculateCheckEvery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setCheckEveryUnit(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setCheckEvery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For.calculateMaxWai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